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'Lucida Sans Unicode'"/>
    <style:font-face style:name="Mangal1" svg:font-family="Mangal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ollektif" fo:font-size="18pt" fo:font-style="italic" fo:font-weight="bold" officeooo:rsid="0001a132" officeooo:paragraph-rsid="0001a132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Kollektif" fo:font-size="18pt" fo:font-style="italic" fo:font-weight="bold" officeooo:rsid="0001a132" officeooo:paragraph-rsid="0001bb82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style:font-name="Kollektif" fo:font-size="18pt" fo:font-style="italic" fo:font-weight="bold" officeooo:rsid="0001a132" officeooo:paragraph-rsid="00027f6a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style:font-name="Kollektif" fo:font-size="18pt" fo:font-style="italic" fo:font-weight="bold" officeooo:rsid="0001a132" officeooo:paragraph-rsid="0002efa9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Kollektif" fo:font-size="18pt" fo:font-style="italic" fo:font-weight="bold" officeooo:rsid="0001a132" officeooo:paragraph-rsid="0003d167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Kollektif" fo:font-size="18pt" fo:font-style="italic" fo:font-weight="bold" officeooo:rsid="0001a132" officeooo:paragraph-rsid="00053faa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Kollektif" fo:font-size="18pt" fo:font-style="italic" fo:font-weight="bold" officeooo:rsid="0001a132" officeooo:paragraph-rsid="0005fef3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style:font-name="Kollektif" fo:font-size="18pt" fo:font-style="italic" fo:font-weight="bold" officeooo:rsid="0001a132" officeooo:paragraph-rsid="0007ddcd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style:font-name="Kollektif" fo:font-size="18pt" fo:font-style="italic" fo:font-weight="bold" officeooo:rsid="0001a132" officeooo:paragraph-rsid="000864df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Kollektif" fo:font-size="18pt" fo:font-style="italic" fo:font-weight="bold" officeooo:rsid="0001a132" officeooo:paragraph-rsid="000a620a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style:font-name="Kollektif" fo:font-size="18pt" fo:font-style="italic" fo:font-weight="bold" officeooo:rsid="0001a132" officeooo:paragraph-rsid="000b4d87" style:font-size-asian="15.75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style:font-name="Kollektif" fo:font-size="18pt" fo:font-style="italic" fo:font-weight="bold" officeooo:rsid="0001a132" officeooo:paragraph-rsid="000d001e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style:font-name="Kollektif" fo:font-size="18pt" fo:font-style="italic" fo:font-weight="bold" officeooo:rsid="0001bb82" officeooo:paragraph-rsid="0001bb82" style:font-size-asian="15.75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text-properties style:font-name="Kollektif" fo:font-size="18pt" fo:font-style="italic" fo:font-weight="bold" officeooo:rsid="0001bb82" officeooo:paragraph-rsid="00027f6a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style:font-name="Kollektif" fo:font-size="18pt" fo:font-style="italic" fo:font-weight="bold" officeooo:rsid="0001bb82" officeooo:paragraph-rsid="0002efa9" style:font-size-asian="15.75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style:font-name="Kollektif" fo:font-size="18pt" fo:font-style="italic" fo:font-weight="bold" officeooo:rsid="0002efa9" officeooo:paragraph-rsid="0002efa9" style:font-size-asian="15.75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style:font-name="Kollektif" fo:font-size="16pt" fo:font-style="italic" fo:font-weight="bold" officeooo:rsid="0001a132" officeooo:paragraph-rsid="0005fef3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text-properties officeooo:rsid="0002efa9" officeooo:paragraph-rsid="0002ef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1bb82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27f6a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2efa9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3d167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3faa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5fef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7ddcd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864df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a620a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b4d8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e10c2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0d24" style:font-size-asian="12.25pt" style:font-weight-asian="normal" style:font-size-complex="14pt" style:font-weight-complex="normal"/>
    </style:style>
    <style:style style:name="T15" style:family="text">
      <style:text-properties style:text-position="super 58%"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style:text-position="super 58%" fo:font-size="14pt" fo:font-weight="normal" officeooo:rsid="0001bb82" style:font-size-asian="12.25pt" style:font-weight-asian="normal" style:font-size-complex="14pt" style:font-weight-complex="normal"/>
    </style:style>
    <style:style style:name="T17" style:family="text">
      <style:text-properties style:text-position="super 58%" fo:font-size="14pt" fo:font-weight="normal" officeooo:rsid="0002efa9" style:font-size-asian="12.25pt" style:font-weight-asian="normal" style:font-size-complex="14pt" style:font-weight-complex="normal"/>
    </style:style>
    <style:style style:name="T18" style:family="text">
      <style:text-properties style:text-position="super 58%" fo:font-size="14pt" fo:font-weight="normal" officeooo:rsid="0003d167" style:font-size-asian="12.25pt" style:font-weight-asian="normal" style:font-size-complex="14pt" style:font-weight-complex="normal"/>
    </style:style>
    <style:style style:name="T19" style:family="text">
      <style:text-properties style:text-position="super 58%" fo:font-size="14pt" fo:font-weight="normal" officeooo:rsid="00053faa" style:font-size-asian="12.25pt" style:font-weight-asian="normal" style:font-size-complex="14pt" style:font-weight-complex="normal"/>
    </style:style>
    <style:style style:name="T20" style:family="text">
      <style:text-properties style:text-position="super 58%" fo:font-size="14pt" fo:font-weight="normal" officeooo:rsid="0005fef3" style:font-size-asian="12.25pt" style:font-weight-asian="normal" style:font-size-complex="14pt" style:font-weight-complex="normal"/>
    </style:style>
    <style:style style:name="T21" style:family="text">
      <style:text-properties style:text-position="super 58%" fo:font-size="14pt" fo:font-weight="normal" officeooo:rsid="0007ddcd" style:font-size-asian="12.25pt" style:font-weight-asian="normal" style:font-size-complex="14pt" style:font-weight-complex="normal"/>
    </style:style>
    <style:style style:name="T22" style:family="text">
      <style:text-properties style:text-position="super 58%" fo:font-size="14pt" fo:font-weight="normal" officeooo:rsid="000864df" style:font-size-asian="12.25pt" style:font-weight-asian="normal" style:font-size-complex="14pt" style:font-weight-complex="normal"/>
    </style:style>
    <style:style style:name="T23" style:family="text">
      <style:text-properties style:text-position="super 58%" fo:font-size="14pt" fo:font-weight="normal" officeooo:rsid="000a620a" style:font-size-asian="12.25pt" style:font-weight-asian="normal" style:font-size-complex="14pt" style:font-weight-complex="normal"/>
    </style:style>
    <style:style style:name="T24" style:family="text">
      <style:text-properties style:text-position="super 58%" fo:font-size="14pt" fo:font-weight="normal" officeooo:rsid="000b4d87" style:font-size-asian="12.25pt" style:font-weight-asian="normal" style:font-size-complex="14pt" style:font-weight-complex="normal"/>
    </style:style>
    <style:style style:name="T25" style:family="text">
      <style:text-properties style:text-position="super 58%" fo:font-size="14pt" fo:font-weight="normal" officeooo:rsid="000d001e" style:font-size-asian="12.25pt" style:font-weight-asian="normal" style:font-size-complex="14pt" style:font-weight-complex="normal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14pt" fo:font-weight="normal" officeooo:rsid="000b4d87" style:font-size-asian="12.25pt" style:font-weight-asian="normal" style:font-size-complex="14pt" style:font-weight-complex="normal"/>
    </style:style>
    <style:style style:name="T28" style:family="text">
      <style:text-properties style:text-position="0% 100%" fo:font-size="14pt" fo:font-weight="normal" officeooo:rsid="0002efa9" style:font-size-asian="12.25pt" style:font-weight-asian="normal" style:font-size-complex="14pt" style:font-weight-complex="normal"/>
    </style:style>
    <style:style style:name="T29" style:family="text">
      <style:text-properties style:text-position="0% 100%" fo:font-size="14pt" fo:font-weight="normal" officeooo:rsid="0007ddcd" style:font-size-asian="12.25pt" style:font-weight-asian="normal" style:font-size-complex="14pt" style:font-weight-complex="normal"/>
    </style:style>
    <style:style style:name="T30" style:family="text">
      <style:text-properties style:text-position="0% 100%" fo:font-size="14pt" fo:font-weight="normal" officeooo:rsid="0005fef3" style:font-size-asian="12.25pt" style:font-weight-asian="normal" style:font-size-complex="14pt" style:font-weight-complex="normal"/>
    </style:style>
    <style:style style:name="T31" style:family="text">
      <style:text-properties style:text-position="0% 100%" fo:font-size="14pt" fo:font-weight="normal" officeooo:rsid="000d001e" style:font-size-asian="12.25pt" style:font-weight-asian="normal" style:font-size-complex="14pt" style:font-weight-complex="normal"/>
    </style:style>
    <style:style style:name="T32" style:family="text">
      <style:text-properties officeooo:rsid="00027f6a"/>
    </style:style>
    <style:style style:name="T33" style:family="text">
      <style:text-properties officeooo:rsid="0002efa9"/>
    </style:style>
    <style:style style:name="T34" style:family="text">
      <style:text-properties style:font-name="Kollektif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35" style:family="text">
      <style:text-properties fo:color="#666666"/>
    </style:style>
    <style:style style:name="T36" style:family="text">
      <style:text-properties fo:color="#666666" style:text-position="super 58%"/>
    </style:style>
    <style:style style:name="T37" style:family="text">
      <style:text-properties fo:color="#666666" style:text-position="super 58%" officeooo:rsid="00027f6a"/>
    </style:style>
    <style:style style:name="T38" style:family="text">
      <style:text-properties fo:color="#666666" style:text-position="super 58%" style:font-name="Kollektif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39" style:family="text">
      <style:text-properties fo:color="#666666" style:text-position="super 58%" officeooo:rsid="0002efa9"/>
    </style:style>
    <style:style style:name="T40" style:family="text">
      <style:text-properties fo:color="#666666" style:text-position="super 58%" officeooo:rsid="00053faa"/>
    </style:style>
    <style:style style:name="T41" style:family="text">
      <style:text-properties fo:color="#666666" style:text-position="super 58%" fo:font-size="14pt" fo:font-weight="normal" style:font-size-asian="12.25pt" style:font-weight-asian="normal" style:font-size-complex="14pt" style:font-weight-complex="normal"/>
    </style:style>
    <style:style style:name="T42" style:family="text">
      <style:text-properties fo:color="#666666" style:text-position="super 58%" officeooo:rsid="0005fef3"/>
    </style:style>
    <style:style style:name="T43" style:family="text">
      <style:text-properties fo:color="#666666" style:text-position="super 58%" officeooo:rsid="0007ddcd"/>
    </style:style>
    <style:style style:name="T44" style:family="text">
      <style:text-properties fo:color="#666666" style:text-position="super 58%" officeooo:rsid="000a620a"/>
    </style:style>
    <style:style style:name="T45" style:family="text">
      <style:text-properties fo:color="#666666" style:text-position="super 58%" officeooo:rsid="000b4d87"/>
    </style:style>
    <style:style style:name="T46" style:family="text">
      <style:text-properties fo:color="#666666" style:text-position="super 58%" officeooo:rsid="000d001e"/>
    </style:style>
    <style:style style:name="T47" style:family="text">
      <style:text-properties fo:color="#666666" officeooo:rsid="00027f6a"/>
    </style:style>
    <style:style style:name="T48" style:family="text">
      <style:text-properties fo:color="#666666" style:font-name="Kollektif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49" style:family="text">
      <style:text-properties fo:color="#666666" officeooo:rsid="0002efa9"/>
    </style:style>
    <style:style style:name="T50" style:family="text">
      <style:text-properties fo:color="#666666" officeooo:rsid="00053faa"/>
    </style:style>
    <style:style style:name="T51" style:family="text">
      <style:text-properties fo:color="#666666" fo:font-weight="normal" officeooo:rsid="0005fef3" style:font-weight-asian="normal" style:font-weight-complex="normal"/>
    </style:style>
    <style:style style:name="T52" style:family="text">
      <style:text-properties fo:color="#666666" officeooo:rsid="0005fef3"/>
    </style:style>
    <style:style style:name="T53" style:family="text">
      <style:text-properties fo:color="#666666" officeooo:rsid="0007ddcd"/>
    </style:style>
    <style:style style:name="T54" style:family="text">
      <style:text-properties fo:color="#666666" officeooo:rsid="000864df"/>
    </style:style>
    <style:style style:name="T55" style:family="text">
      <style:text-properties fo:color="#666666" officeooo:rsid="000a620a"/>
    </style:style>
    <style:style style:name="T56" style:family="text">
      <style:text-properties fo:color="#666666" officeooo:rsid="000b4d87"/>
    </style:style>
    <style:style style:name="T57" style:family="text">
      <style:text-properties fo:color="#666666" officeooo:rsid="000d001e"/>
    </style:style>
    <style:style style:name="T58" style:family="text">
      <style:text-properties officeooo:rsid="0005fef3"/>
    </style:style>
    <style:style style:name="T59" style:family="text">
      <style:text-properties officeooo:rsid="0007ddcd"/>
    </style:style>
    <style:style style:name="T60" style:family="text">
      <style:text-properties officeooo:rsid="000864df"/>
    </style:style>
    <style:style style:name="T61" style:family="text">
      <style:text-properties officeooo:rsid="000a620a"/>
    </style:style>
    <style:style style:name="T62" style:family="text">
      <style:text-properties officeooo:rsid="000b4d87"/>
    </style:style>
    <style:style style:name="T63" style:family="text">
      <style:text-properties officeooo:rsid="000d00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5">MAJOR</text:span> (M)</text:p>
      <text:p text:style-name="P7"><text:span text:style-name="T2">Root, Major 3</text:span><text:span text:style-name="T15">rd</text:span><text:span text:style-name="T2">, 5</text:span><text:span text:style-name="T15">th</text:span></text:p>
      <text:p text:style-name="P7"><text:span text:style-name="T41"/></text:p>
      <text:p text:style-name="P7"><text:span text:style-name="T35">MINOR</text:span> (m)</text:p>
      <text:p text:style-name="P1"><text:span text:style-name="T2">Root, minor 3</text:span><text:span text:style-name="T15">rd</text:span><text:span text:style-name="T2">, 5</text:span><text:span text:style-name="T15">th</text:span><text:span text:style-name="T2"> </text:span></text:p>
      <text:p text:style-name="P1"><text:span text:style-name="T2"/></text:p>
      <text:p text:style-name="P1"><text:span text:style-name="T35">AUGMENTED</text:span> (aug)</text:p>
      <text:p text:style-name="P1"><text:span text:style-name="T2">Root, major 3</text:span><text:span text:style-name="T15">rd</text:span><text:span text:style-name="T2">, sharp 5</text:span><text:span text:style-name="T15">th</text:span><text:span text:style-name="T2"> </text:span></text:p>
      <text:p text:style-name="P1"><text:span text:style-name="T2"/></text:p>
      <text:p text:style-name="P1"><text:span text:style-name="T35">DIMINISHED</text:span> (dim)</text:p>
      <text:p text:style-name="P1"><text:span text:style-name="T2">Root, minor 3</text:span><text:span text:style-name="T15">rd</text:span><text:span text:style-name="T2">, flat 5</text:span><text:span text:style-name="T15">th</text:span><text:span text:style-name="T2"> </text:span></text:p>
      <text:p text:style-name="P1"><text:span text:style-name="T2"/></text:p>
      <text:p text:style-name="P1"><text:span text:style-name="T35">SUSPENDED 2</text:span><text:span text:style-name="T36">nd</text:span> (sus2)</text:p>
      <text:p text:style-name="P1"><text:span text:style-name="T2">Root, 2</text:span><text:span text:style-name="T15">nd</text:span><text:span text:style-name="T2">, 5</text:span><text:span text:style-name="T15">th</text:span><text:span text:style-name="T2"> </text:span></text:p>
      <text:p text:style-name="P1"><text:span text:style-name="T2"/></text:p>
      <text:p text:style-name="P1"><text:span text:style-name="T35">SUSPENDED 4</text:span><text:span text:style-name="T36">th</text:span> (sus4)</text:p>
      <text:p text:style-name="P1"><text:span text:style-name="T2">Root, </text:span><text:span text:style-name="T3">4</text:span><text:span text:style-name="T16">th</text:span><text:span text:style-name="T2">, 5</text:span><text:span text:style-name="T15">th</text:span><text:span text:style-name="T2"> </text:span></text:p>
      <text:p text:style-name="P1"><text:span text:style-name="T2"/></text:p>
      <text:p text:style-name="P13"><text:span text:style-name="T35">MAJOR 7</text:span><text:span text:style-name="T37">th</text:span> (M7)</text:p>
      <text:p text:style-name="P2"><text:span text:style-name="T2">Root, </text:span><text:span text:style-name="T3">major 3</text:span><text:span text:style-name="T16">rd</text:span><text:span text:style-name="T3">, 5</text:span><text:span text:style-name="T16">th</text:span><text:span text:style-name="T3">, major 7</text:span><text:span text:style-name="T16">th</text:span></text:p>
      <text:p text:style-name="P2"><text:span text:style-name="T16"/></text:p>
      <text:p text:style-name="P13"><text:span text:style-name="T35">MINOR 7</text:span><text:span text:style-name="T37">th</text:span><text:span text:style-name="T32"> </text:span>(m7)</text:p>
      <text:p text:style-name="P2"><text:span text:style-name="T2">Root, </text:span><text:span text:style-name="T3">minor 3</text:span><text:span text:style-name="T16">rd</text:span><text:span text:style-name="T3">, 5</text:span><text:span text:style-name="T16">th</text:span><text:span text:style-name="T3">, minor 7</text:span><text:span text:style-name="T16">th</text:span></text:p>
      <text:p text:style-name="P14"><text:span text:style-name="T47">DOMINANT</text:span><text:span text:style-name="T35"> 7</text:span><text:span text:style-name="T37">th</text:span><text:span text:style-name="T32"> </text:span>(7)</text:p>
      <text:p text:style-name="P3"><text:span text:style-name="T2">Root, </text:span><text:span text:style-name="T3">major 3</text:span><text:span text:style-name="T16">rd</text:span><text:span text:style-name="T3">, 5</text:span><text:span text:style-name="T16">th</text:span><text:span text:style-name="T3">, m</text:span><text:span text:style-name="T4">inor</text:span><text:span text:style-name="T3"> 7</text:span><text:span text:style-name="T16">th</text:span></text:p>
      <text:p text:style-name="P3"><text:span text:style-name="T16"/></text:p>
      <text:p text:style-name="P14"><text:span text:style-name="T47">AUGMENTED</text:span><text:span text:style-name="T35"> 7</text:span><text:span text:style-name="T37">th</text:span><text:span text:style-name="T32"> </text:span>(<text:span text:style-name="T33">aug</text:span>7)</text:p>
      <text:p text:style-name="P3"><text:span text:style-name="T2">Root, </text:span><text:span text:style-name="T3">major 3</text:span><text:span text:style-name="T16">rd</text:span><text:span text:style-name="T3">, </text:span><text:span text:style-name="T4">sharp </text:span><text:span text:style-name="T3">5</text:span><text:span text:style-name="T16">th</text:span><text:span text:style-name="T3">, m</text:span><text:span text:style-name="T4">inor</text:span><text:span text:style-name="T3"> 7</text:span><text:span text:style-name="T16">th</text:span></text:p>
      <text:p text:style-name="P3"><text:span text:style-name="T16"/></text:p>
      <text:p text:style-name="P15"><text:span text:style-name="T47">DIMINISHED </text:span><text:span text:style-name="T35">7</text:span><text:span text:style-name="T37">th</text:span><text:span text:style-name="T32"> </text:span>(<text:span text:style-name="T33">dim</text:span>7)</text:p>
      <text:p text:style-name="P4"><text:span text:style-name="T2">Root, </text:span><text:span text:style-name="T3">m</text:span><text:span text:style-name="T5">inor</text:span><text:span text:style-name="T3"> 3</text:span><text:span text:style-name="T16">rd</text:span><text:span text:style-name="T3">, </text:span><text:span text:style-name="T5">flat</text:span><text:span text:style-name="T4"> </text:span><text:span text:style-name="T3">5</text:span><text:span text:style-name="T16">th</text:span><text:span text:style-name="T3">, </text:span><text:span text:style-name="T5">6</text:span><text:span text:style-name="T17">th</text:span><text:span text:style-name="T5"> </text:span></text:p>
      <text:p text:style-name="P4"><text:span text:style-name="T5"/></text:p>
      <text:p text:style-name="P16"><text:span text:style-name="T35">HALF-DIMINISHED 7</text:span><text:span text:style-name="T36">th</text:span> (ø7)</text:p>
      <text:p text:style-name="P4"><text:span text:style-name="T5">Root, minor 3</text:span><text:span text:style-name="T17">rd</text:span><text:span text:style-name="T5">, flat 5</text:span><text:span text:style-name="T17">th</text:span><text:span text:style-name="T5">, minor 7</text:span><text:span text:style-name="T17">th</text:span><text:span text:style-name="T5"> </text:span></text:p>
      <text:p text:style-name="P4"><text:span text:style-name="T5"/></text:p>
      <text:p text:style-name="P18"><text:span text:style-name="T48">MAJOR 7</text:span><text:span text:style-name="T38">th</text:span><text:span text:style-name="T48"> SUSPENDED 2</text:span><text:span text:style-name="T38">nd</text:span><text:span text:style-name="T34"> (M7sus2)</text:span></text:p>
      <text:p text:style-name="P4"><text:span text:style-name="T5">Root, 2</text:span><text:span text:style-name="T17">nd</text:span><text:span text:style-name="T5">, 5</text:span><text:span text:style-name="T17">th</text:span><text:span text:style-name="T5">, major 7</text:span><text:span text:style-name="T17">th</text:span><text:span text:style-name="T5"> </text:span></text:p>
      <text:p text:style-name="P4"><text:span text:style-name="T5"/></text:p>
      <text:p text:style-name="P4"><text:span text:style-name="T35">M</text:span><text:span text:style-name="T49">AJOR 7</text:span><text:span text:style-name="T39">th</text:span><text:span text:style-name="T49"> SUSPENDED 4</text:span><text:span text:style-name="T39">th</text:span><text:span text:style-name="T33"> </text:span>(<text:span text:style-name="T33">M7sus4</text:span>)</text:p>
      <text:p text:style-name="P4"><text:span text:style-name="T5">Root, </text:span><text:span text:style-name="T6">4</text:span><text:span text:style-name="T18">th</text:span><text:span text:style-name="T6">, 5</text:span><text:span text:style-name="T18">th</text:span><text:span text:style-name="T6">, major 7</text:span><text:span text:style-name="T18">th</text:span><text:span text:style-name="T6"> </text:span></text:p>
      <text:p text:style-name="P4"><text:span text:style-name="T6"/></text:p>
      <text:p text:style-name="P5"><text:span text:style-name="T50">DOMINANT 7</text:span><text:span text:style-name="T40">th</text:span><text:span text:style-name="T50"> SUSPENDED 2</text:span><text:span text:style-name="T40">nd</text:span><text:span text:style-name="T50"> </text:span>(<text:span text:style-name="T33">7sus2</text:span>)</text:p>
      <text:p text:style-name="P5"><text:span text:style-name="T5">Root, </text:span><text:span text:style-name="T7">2</text:span><text:span text:style-name="T19">nd</text:span><text:span text:style-name="T6">, 5</text:span><text:span text:style-name="T18">th</text:span><text:span text:style-name="T6">, m</text:span><text:span text:style-name="T7">in</text:span><text:span text:style-name="T6">or 7</text:span><text:span text:style-name="T18">th</text:span><text:span text:style-name="T6"> </text:span></text:p>
      <text:p text:style-name="P5"><text:span text:style-name="T6"/></text:p>
      <text:p text:style-name="P6"><text:span text:style-name="T50">DOMINANT</text:span><text:span text:style-name="T49"> 7</text:span><text:span text:style-name="T39">th</text:span><text:span text:style-name="T49"> SUSPENDED 4</text:span><text:span text:style-name="T39">th</text:span><text:span text:style-name="T33"> </text:span>(<text:span text:style-name="T33">7sus4</text:span>)</text:p>
      <text:p text:style-name="P6"><text:span text:style-name="T5">Root, </text:span><text:span text:style-name="T6">4</text:span><text:span text:style-name="T18">th</text:span><text:span text:style-name="T6">, 5</text:span><text:span text:style-name="T18">th</text:span><text:span text:style-name="T6">, m</text:span><text:span text:style-name="T7">in</text:span><text:span text:style-name="T6">or 7</text:span><text:span text:style-name="T18">th</text:span><text:span text:style-name="T6"> </text:span></text:p>
      <text:p text:style-name="P7"><text:soft-page-break/><text:span text:style-name="T52">MAJOR 9</text:span><text:span text:style-name="T42">th</text:span><text:span text:style-name="T33"> </text:span>(<text:span text:style-name="T58">M9</text:span>)</text:p>
      <text:p text:style-name="P7"><text:span text:style-name="T5">Root, </text:span><text:span text:style-name="T8">major 3</text:span><text:span text:style-name="T20">rd</text:span><text:span text:style-name="T8">, 5</text:span><text:span text:style-name="T20">th</text:span><text:span text:style-name="T8">, major 7</text:span><text:span text:style-name="T20">th</text:span><text:span text:style-name="T8">, 9</text:span><text:span text:style-name="T20">th</text:span><text:span text:style-name="T8"> </text:span></text:p>
      <text:p text:style-name="P7"><text:span text:style-name="T8"/></text:p>
      <text:p text:style-name="P7"><text:span text:style-name="T52">MINOR 9</text:span><text:span text:style-name="T42">th</text:span><text:span text:style-name="T33"> </text:span>(<text:span text:style-name="T58">m9</text:span>)</text:p>
      <text:p text:style-name="P7"><text:span text:style-name="T5">Root, </text:span><text:span text:style-name="T8">minor 3</text:span><text:span text:style-name="T20">rd</text:span><text:span text:style-name="T8">, 5</text:span><text:span text:style-name="T20">th</text:span><text:span text:style-name="T8">, minor 7</text:span><text:span text:style-name="T20">th</text:span><text:span text:style-name="T8">, 9</text:span><text:span text:style-name="T20">th</text:span><text:span text:style-name="T8"> </text:span></text:p>
      <text:p text:style-name="P7"><text:span text:style-name="T8"/></text:p>
      <text:p text:style-name="P7"><text:span text:style-name="T52">DOMINANT 9</text:span><text:span text:style-name="T42">th</text:span><text:span text:style-name="T33"> </text:span>(<text:span text:style-name="T58">9</text:span>)</text:p>
      <text:p text:style-name="P7"><text:span text:style-name="T5">Root, </text:span><text:span text:style-name="T8">major 3</text:span><text:span text:style-name="T20">rd</text:span><text:span text:style-name="T8">, 5</text:span><text:span text:style-name="T20">th</text:span><text:span text:style-name="T8">, minor 7</text:span><text:span text:style-name="T20">th</text:span><text:span text:style-name="T8">, 9</text:span><text:span text:style-name="T20">th</text:span><text:span text:style-name="T8"> </text:span></text:p>
      <text:p text:style-name="P7"><text:span text:style-name="T8"/></text:p>
      <text:p text:style-name="P8"><text:span text:style-name="T53">AUGMENTED</text:span><text:span text:style-name="T52"> 9</text:span><text:span text:style-name="T42">th</text:span><text:span text:style-name="T33"> </text:span>(<text:span text:style-name="T59">aug9</text:span>)</text:p>
      <text:p text:style-name="P8"><text:span text:style-name="T5">Root, </text:span><text:span text:style-name="T8">major 3</text:span><text:span text:style-name="T20">rd</text:span><text:span text:style-name="T8">, </text:span><text:span text:style-name="T9">sharp </text:span><text:span text:style-name="T8">5</text:span><text:span text:style-name="T20">th</text:span><text:span text:style-name="T8">, m</text:span><text:span text:style-name="T9">in</text:span><text:span text:style-name="T8">or 7</text:span><text:span text:style-name="T20">th</text:span><text:span text:style-name="T8">, 9</text:span><text:span text:style-name="T20">th</text:span><text:span text:style-name="T8"> </text:span></text:p>
      <text:p text:style-name="P8"><text:span text:style-name="T8"/></text:p>
      <text:p text:style-name="P8"><text:span text:style-name="T53">DIMINISHED </text:span><text:span text:style-name="T52">9</text:span><text:span text:style-name="T42">th</text:span><text:span text:style-name="T33"> </text:span>(<text:span text:style-name="T59">dim9</text:span>)</text:p>
      <text:p text:style-name="P8"><text:span text:style-name="T5">Root, </text:span><text:span text:style-name="T8">m</text:span><text:span text:style-name="T9">in</text:span><text:span text:style-name="T8">or 3</text:span><text:span text:style-name="T20">rd</text:span><text:span text:style-name="T8">, </text:span><text:span text:style-name="T9">flat </text:span><text:span text:style-name="T8">5</text:span><text:span text:style-name="T20">th</text:span><text:span text:style-name="T8">, </text:span><text:span text:style-name="T9">6</text:span><text:span text:style-name="T21">th</text:span><text:span text:style-name="T9">, 9</text:span><text:span text:style-name="T21">th</text:span><text:span text:style-name="T9"> </text:span></text:p>
      <text:p text:style-name="P8"><text:span text:style-name="T9"/></text:p>
      <text:p text:style-name="P8"><text:span text:style-name="T53">MAJOR 9</text:span><text:span text:style-name="T43">th</text:span><text:span text:style-name="T53"> SUSPENDED 2</text:span><text:span text:style-name="T43">nd</text:span><text:span text:style-name="T53"> </text:span>(<text:span text:style-name="T58">M9sus2</text:span>)</text:p>
      <text:p text:style-name="P8"><text:span text:style-name="T5">Roo</text:span><text:span text:style-name="T9">t</text:span><text:span text:style-name="T8">, </text:span><text:span text:style-name="T9">2</text:span><text:span text:style-name="T21">nd</text:span><text:span text:style-name="T9">, </text:span><text:span text:style-name="T8">5</text:span><text:span text:style-name="T20">th</text:span><text:span text:style-name="T8">, m</text:span><text:span text:style-name="T9">ajor </text:span><text:span text:style-name="T8">7</text:span><text:span text:style-name="T20">th</text:span><text:span text:style-name="T8">, 9</text:span><text:span text:style-name="T20">th</text:span><text:span text:style-name="T8"> </text:span></text:p>
      <text:p text:style-name="P8"><text:span text:style-name="T8"/></text:p>
      <text:p text:style-name="P8"><text:span text:style-name="T53">MAJOR 9</text:span><text:span text:style-name="T43">th</text:span><text:span text:style-name="T53"> SUSPENDED 4</text:span><text:span text:style-name="T43">th</text:span><text:span text:style-name="T53"> </text:span>(<text:span text:style-name="T58">M9sus4</text:span>)</text:p>
      <text:p text:style-name="P8"><text:span text:style-name="T5">Ro</text:span><text:span text:style-name="T9">ot, 4</text:span><text:span text:style-name="T21">th</text:span><text:span text:style-name="T9">, </text:span><text:span text:style-name="T8">5</text:span><text:span text:style-name="T20">th</text:span><text:span text:style-name="T8">, m</text:span><text:span text:style-name="T9">ajor </text:span><text:span text:style-name="T8">7</text:span><text:span text:style-name="T20">th</text:span><text:span text:style-name="T8">, 9</text:span><text:span text:style-name="T20">th</text:span><text:span text:style-name="T8"> </text:span></text:p>
      <text:p text:style-name="P8"><text:span text:style-name="T8"/></text:p>
      <text:p text:style-name="P8"><text:span text:style-name="T53">DOMINANT 9</text:span><text:span text:style-name="T43">th</text:span><text:span text:style-name="T53"> SUSPENDED 2</text:span><text:span text:style-name="T43">nd</text:span><text:span text:style-name="T53"> </text:span>(<text:span text:style-name="T58">9sus2</text:span>)</text:p>
      <text:p text:style-name="P8"><text:span text:style-name="T5">Roo</text:span><text:span text:style-name="T9">t</text:span><text:span text:style-name="T8">, </text:span><text:span text:style-name="T9">2</text:span><text:span text:style-name="T21">nd</text:span><text:span text:style-name="T9">, </text:span><text:span text:style-name="T8">5</text:span><text:span text:style-name="T20">th</text:span><text:span text:style-name="T8">, m</text:span><text:span text:style-name="T9">inor </text:span><text:span text:style-name="T8">7</text:span><text:span text:style-name="T20">th</text:span><text:span text:style-name="T8">, 9</text:span><text:span text:style-name="T20">th</text:span><text:span text:style-name="T8"> </text:span></text:p>
      <text:p text:style-name="P8"><text:span text:style-name="T8"/></text:p>
      <text:p text:style-name="P8"><text:span text:style-name="T53">DOMINANT 9</text:span><text:span text:style-name="T43">th</text:span><text:span text:style-name="T53"> SUSPENDED 4</text:span><text:span text:style-name="T43">th</text:span><text:span text:style-name="T53"> </text:span>(<text:span text:style-name="T58">9sus4</text:span>)</text:p>
      <text:p text:style-name="P8"><text:span text:style-name="T9">Root, 4</text:span><text:span text:style-name="T21">th</text:span><text:span text:style-name="T9">, </text:span><text:span text:style-name="T8">5</text:span><text:span text:style-name="T20">th</text:span><text:span text:style-name="T8">, m</text:span><text:span text:style-name="T13">in</text:span><text:span text:style-name="T9">or </text:span><text:span text:style-name="T8">7</text:span><text:span text:style-name="T20">th</text:span><text:span text:style-name="T8">, 9</text:span><text:span text:style-name="T20">th</text:span><text:span text:style-name="T8"> </text:span></text:p>
      <text:p text:style-name="P8"><text:span text:style-name="T8"/></text:p>
      <text:p text:style-name="P8"><text:span text:style-name="T53">MAJOR 11</text:span><text:span text:style-name="T43">th</text:span><text:span text:style-name="T53"> </text:span>(<text:span text:style-name="T58">M11</text:span>)</text:p>
      <text:p text:style-name="P8"><text:span text:style-name="T5">Roo</text:span><text:span text:style-name="T9">t</text:span><text:span text:style-name="T8">, </text:span><text:span text:style-name="T9">major 3</text:span><text:span text:style-name="T21">rd</text:span><text:span text:style-name="T9">, 5</text:span><text:span text:style-name="T21">th</text:span><text:span text:style-name="T9">, major 7</text:span><text:span text:style-name="T21">th</text:span><text:span text:style-name="T9">, 9</text:span><text:span text:style-name="T21">th</text:span><text:span text:style-name="T9">, 11</text:span><text:span text:style-name="T21">th</text:span><text:span text:style-name="T9"> </text:span></text:p>
      <text:p text:style-name="P8"><text:span text:style-name="T9"/></text:p>
      <text:p text:style-name="P9"><text:span text:style-name="T53">M</text:span><text:span text:style-name="T54">INO</text:span><text:span text:style-name="T53">R 11</text:span><text:span text:style-name="T43">th</text:span><text:span text:style-name="T53"> </text:span>(<text:span text:style-name="T60">m11</text:span>)</text:p>
      <text:p text:style-name="P9"><text:span text:style-name="T5">Ro</text:span><text:span text:style-name="T10">ot, minor 3</text:span><text:span text:style-name="T22">rd</text:span><text:span text:style-name="T10">, 5</text:span><text:span text:style-name="T22">th</text:span><text:span text:style-name="T10">, minor 7</text:span><text:span text:style-name="T22">th</text:span><text:span text:style-name="T10">, 9</text:span><text:span text:style-name="T22">th</text:span><text:span text:style-name="T10">, 11</text:span><text:span text:style-name="T22">th</text:span><text:span text:style-name="T10"> </text:span></text:p>
      <text:p text:style-name="P9"><text:span text:style-name="T10"/></text:p>
      <text:p text:style-name="P9"><text:span text:style-name="T54">DOMINANT</text:span><text:span text:style-name="T53"> 11</text:span><text:span text:style-name="T43">th</text:span><text:span text:style-name="T53"> </text:span>(<text:span text:style-name="T58">11</text:span>)</text:p>
      <text:p text:style-name="P9"><text:span text:style-name="T5">Roo</text:span><text:span text:style-name="T9">t</text:span><text:span text:style-name="T8">, </text:span><text:span text:style-name="T9">major 3</text:span><text:span text:style-name="T21">rd</text:span><text:span text:style-name="T9">, 5</text:span><text:span text:style-name="T21">th</text:span><text:span text:style-name="T9">, m</text:span><text:span text:style-name="T11">in</text:span><text:span text:style-name="T9">or 7</text:span><text:span text:style-name="T21">th</text:span><text:span text:style-name="T9">, 9</text:span><text:span text:style-name="T21">th</text:span><text:span text:style-name="T9">, 11</text:span><text:span text:style-name="T21">th</text:span><text:span text:style-name="T9"> </text:span></text:p>
      <text:p text:style-name="P9"><text:span text:style-name="T9"/></text:p>
      <text:p text:style-name="P10"><text:span text:style-name="T55">AUGMENTED</text:span><text:span text:style-name="T53"> 11</text:span><text:span text:style-name="T43">th</text:span><text:span text:style-name="T53"> </text:span>(<text:span text:style-name="T61">aug11</text:span>)</text:p>
      <text:p text:style-name="P10"><text:span text:style-name="T5">Roo</text:span><text:span text:style-name="T9">t</text:span><text:span text:style-name="T8">, </text:span><text:span text:style-name="T9">major 3</text:span><text:span text:style-name="T21">rd</text:span><text:span text:style-name="T9">, </text:span><text:span text:style-name="T14">sharp </text:span><text:span text:style-name="T9">5</text:span><text:span text:style-name="T21">th</text:span><text:span text:style-name="T9">, m</text:span><text:span text:style-name="T14">in</text:span><text:span text:style-name="T9">or 7</text:span><text:span text:style-name="T21">th</text:span><text:span text:style-name="T9">, 9</text:span><text:span text:style-name="T21">th</text:span><text:span text:style-name="T9">, 11</text:span><text:span text:style-name="T21">th</text:span><text:span text:style-name="T9"> </text:span></text:p>
      <text:p text:style-name="P10"><text:span text:style-name="T9"/></text:p>
      <text:p text:style-name="P10"><text:span text:style-name="T53">MAJOR 11</text:span><text:span text:style-name="T43">th</text:span><text:span text:style-name="T53"> </text:span><text:span text:style-name="T55">SUSPENDED 2</text:span><text:span text:style-name="T44">nd</text:span><text:span text:style-name="T55"> </text:span>(<text:span text:style-name="T58">M11sus2</text:span>)</text:p>
      <text:p text:style-name="P10"><text:span text:style-name="T5">Roo</text:span><text:span text:style-name="T9">t</text:span><text:span text:style-name="T8">, </text:span><text:span text:style-name="T11">2</text:span><text:span text:style-name="T23">nd</text:span><text:span text:style-name="T11">,</text:span><text:span text:style-name="T9"> 5</text:span><text:span text:style-name="T21">th</text:span><text:span text:style-name="T9">, major 7</text:span><text:span text:style-name="T21">th</text:span><text:span text:style-name="T9">, 9</text:span><text:span text:style-name="T21">th</text:span><text:span text:style-name="T9">, 11</text:span><text:span text:style-name="T21">th</text:span><text:span text:style-name="T9"> </text:span></text:p>
      <text:p text:style-name="P10"><text:span text:style-name="T9"/></text:p>
      <text:p text:style-name="P11"><text:span text:style-name="T56">DOMINANT</text:span><text:span text:style-name="T53"> 11</text:span><text:span text:style-name="T43">th</text:span><text:span text:style-name="T53"> </text:span><text:span text:style-name="T55">SUSPENDED 2</text:span><text:span text:style-name="T44">nd</text:span><text:span text:style-name="T55"> </text:span>(<text:span text:style-name="T58">11sus2</text:span>)</text:p>
      <text:p text:style-name="P11"><text:span text:style-name="T5">Roo</text:span><text:span text:style-name="T9">t</text:span><text:span text:style-name="T8">, </text:span><text:span text:style-name="T11">2</text:span><text:span text:style-name="T23">nd</text:span><text:span text:style-name="T11">,</text:span><text:span text:style-name="T9"> 5</text:span><text:span text:style-name="T21">th</text:span><text:span text:style-name="T9">, m</text:span><text:span text:style-name="T12">in</text:span><text:span text:style-name="T9">or 7</text:span><text:span text:style-name="T21">th</text:span><text:span text:style-name="T9">, 9</text:span><text:span text:style-name="T21">th</text:span><text:span text:style-name="T9">, 11</text:span><text:span text:style-name="T21">th</text:span><text:span text:style-name="T9"> </text:span></text:p>
      <text:p text:style-name="P11"><text:span text:style-name="T9"/></text:p>
      <text:p text:style-name="P11"><text:span text:style-name="T53">M</text:span><text:span text:style-name="T56">INOR MAJOR 7</text:span><text:span text:style-name="T45">th</text:span><text:span text:style-name="T56"> </text:span>(<text:span text:style-name="T62">mM7</text:span>)</text:p>
      <text:p text:style-name="P11"><text:span text:style-name="T5">Ro</text:span><text:span text:style-name="T12">ot, minor 3</text:span><text:span text:style-name="T24">rd</text:span><text:span text:style-name="T12">, 5</text:span><text:span text:style-name="T24">th</text:span><text:span text:style-name="T12">, major 7</text:span><text:span text:style-name="T24">th</text:span><text:span text:style-name="T12"> </text:span></text:p>
      <text:p text:style-name="P11"><text:span text:style-name="T12"/></text:p>
      <text:p text:style-name="P11"><text:soft-page-break/><text:span text:style-name="T56">MINOR MAJOR 9</text:span><text:span text:style-name="T45">th</text:span><text:span text:style-name="T56"> </text:span>(<text:span text:style-name="T62">mM9</text:span>)</text:p>
      <text:p text:style-name="P11"><text:span text:style-name="T5">Roo</text:span><text:span text:style-name="T9">t</text:span><text:span text:style-name="T8">, </text:span><text:span text:style-name="T12">minor 3</text:span><text:span text:style-name="T24">rd</text:span><text:span text:style-name="T12">, 5</text:span><text:span text:style-name="T24">th</text:span><text:span text:style-name="T12">, major 7</text:span><text:span text:style-name="T24">th</text:span><text:span text:style-name="T12">, 9</text:span><text:span text:style-name="T24">th</text:span></text:p>
      <text:p text:style-name="P11"><text:span text:style-name="T27"/></text:p>
      <text:p text:style-name="P12"><text:span text:style-name="T56">M</text:span><text:span text:style-name="T57">AJOR 6</text:span><text:span text:style-name="T46">th</text:span><text:span text:style-name="T57"> </text:span>(<text:span text:style-name="T63">M6</text:span>)</text:p>
      <text:p text:style-name="P12"><text:span text:style-name="T28">Roo</text:span><text:span text:style-name="T29">t</text:span><text:span text:style-name="T30">, </text:span><text:span text:style-name="T27">m</text:span><text:span text:style-name="T31">ajor</text:span><text:span text:style-name="T27"> 3</text:span><text:span text:style-name="T24">rd</text:span><text:span text:style-name="T27">, 5</text:span><text:span text:style-name="T24">th</text:span><text:span text:style-name="T27">, </text:span><text:span text:style-name="T31">6</text:span><text:span text:style-name="T25">th</text:span><text:span text:style-name="T31"> </text:span></text:p>
      <text:p text:style-name="P12"><text:span text:style-name="T31"/></text:p>
      <text:p text:style-name="P12"><text:span text:style-name="T56">M</text:span><text:span text:style-name="T57">INOR 6</text:span><text:span text:style-name="T46">th</text:span><text:span text:style-name="T57"> </text:span>(<text:span text:style-name="T63">6</text:span>)</text:p>
      <text:p text:style-name="P12"><text:span text:style-name="T28">Roo</text:span><text:span text:style-name="T29">t</text:span><text:span text:style-name="T30">, </text:span><text:span text:style-name="T27">m</text:span><text:span text:style-name="T31">inor</text:span><text:span text:style-name="T27"> 3</text:span><text:span text:style-name="T24">rd</text:span><text:span text:style-name="T27">, 5</text:span><text:span text:style-name="T24">th</text:span><text:span text:style-name="T27">, </text:span><text:span text:style-name="T31">6</text:span><text:span text:style-name="T25">th</text:span><text:span text:style-name="T31"> </text:span></text:p>
      <text:p text:style-name="P12"><text:span text:style-name="T31"/></text:p>
      <text:p text:style-name="P12"><text:span text:style-name="T56">M</text:span><text:span text:style-name="T57">AJOR 6</text:span><text:span text:style-name="T46">th</text:span><text:span text:style-name="T57"> ADD 9 </text:span>(<text:span text:style-name="T63">M6(9)</text:span>)</text:p>
      <text:p text:style-name="P12"><text:span text:style-name="T28">Roo</text:span><text:span text:style-name="T29">t</text:span><text:span text:style-name="T30">, </text:span><text:span text:style-name="T27">m</text:span><text:span text:style-name="T31">ajor</text:span><text:span text:style-name="T27"> 3</text:span><text:span text:style-name="T24">rd</text:span><text:span text:style-name="T27">, 5</text:span><text:span text:style-name="T24">th</text:span><text:span text:style-name="T27">, </text:span><text:span text:style-name="T31">6</text:span><text:span text:style-name="T25">th</text:span><text:span text:style-name="T31">, 9</text:span><text:span text:style-name="T25">th</text:span><text:span text:style-name="T31"> </text:span></text:p>
      <text:p text:style-name="P12"><text:span text:style-name="T31"/></text:p>
      <text:p text:style-name="P12"><text:span text:style-name="T56">M</text:span><text:span text:style-name="T57">INOR 6</text:span><text:span text:style-name="T46">th</text:span><text:span text:style-name="T57"> ADD 9 </text:span>(<text:span text:style-name="T63">m6(9)</text:span>)</text:p>
      <text:p text:style-name="P12"><text:span text:style-name="T28">Roo</text:span><text:span text:style-name="T29">t</text:span><text:span text:style-name="T30">, </text:span><text:span text:style-name="T27">m</text:span><text:span text:style-name="T31">inor</text:span><text:span text:style-name="T27"> 3</text:span><text:span text:style-name="T24">rd</text:span><text:span text:style-name="T27">, 5</text:span><text:span text:style-name="T24">th</text:span><text:span text:style-name="T27">, </text:span><text:span text:style-name="T31">6</text:span><text:span text:style-name="T25">th</text:span><text:span text:style-name="T31">, 9</text:span><text:span text:style-name="T25">th</text:span><text:span text:style-name="T3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'Lucida Sans Unicode'"/>
    <style:font-face style:name="Mangal1" svg:font-family="Mangal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Kollektif" fo:font-size="16pt" fo:font-style="italic" fo:font-weight="bold" officeooo:rsid="0001a132" officeooo:paragraph-rsid="0005fef3" style:font-size-asian="16pt" style:font-style-asian="italic" style:font-weight-asian="bold" style:font-size-complex="16pt" style:font-style-complex="italic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666666" fo:font-weight="normal" officeooo:rsid="0005fef3" style:font-weight-asian="normal" style:font-weight-complex="normal"/>
    </style:style>
    <style:style style:name="MT3" style:family="text">
      <style:text-properties fo:color="#666666" officeooo:rsid="0005fef3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columns fo:column-count="2" fo:column-gap="0in">
          <style:column style:rel-width="7283*" fo:start-indent="0in" fo:end-indent="0in"/>
          <style:column style:rel-width="728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2-B09 </text:span>CHORD TYPES <text:tab/><text:tab/><text:tab/><text:tab/><text:tab/><text:tab/><text:tab/><text:tab/><text:tab/><text:tab/><text:tab/><text:tab/><text:tab/><text:tab/><text:span text:style-name="MT2">PAGE </text:span><text:span text:style-name="MT3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09:58.619000000</meta:creation-date>
    <dc:date>2018-03-06T23:58:06.448000000</dc:date>
    <meta:editing-duration>PT37M37S</meta:editing-duration>
    <meta:editing-cycles>14</meta:editing-cycles>
    <meta:generator>LibreOffice/5.1.5.2$Windows_x86 LibreOffice_project/7a864d8825610a8c07cfc3bc01dd4fce6a9447e5</meta:generator>
    <meta:document-statistic meta:table-count="0" meta:image-count="0" meta:object-count="0" meta:page-count="3" meta:paragraph-count="75" meta:word-count="362" meta:character-count="2017" meta:non-whitespace-character-count="1685"/>
  </office:meta>
</office:document-meta>
</file>